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5eca1" officeooo:paragraph-rsid="00109a89" style:font-weight-asian="bold" style:font-weight-complex="bold"/>
    </style:style>
    <style:style style:name="P6" style:family="paragraph" style:parent-style-name="Table_20_Contents">
      <style:text-properties fo:font-weight="bold" officeooo:rsid="0008e65f" style:font-weight-asian="bold" style:font-weight-complex="bold"/>
    </style:style>
    <style:style style:name="P7" style:family="paragraph" style:parent-style-name="Table_20_Contents">
      <style:text-properties fo:font-weight="bold" officeooo:rsid="0008e65f" officeooo:paragraph-rsid="000dbd27" style:font-weight-asian="bold" style:font-weight-complex="bold"/>
    </style:style>
    <style:style style:name="P8" style:family="paragraph" style:parent-style-name="Table_20_Contents">
      <style:text-properties fo:font-weight="bold" officeooo:rsid="001174f1" officeooo:paragraph-rsid="001174f1" style:font-weight-asian="bold" style:font-weight-complex="bold"/>
    </style:style>
    <style:style style:name="P9" style:family="paragraph" style:parent-style-name="Table_20_Contents">
      <style:text-properties fo:font-weight="bold" officeooo:rsid="001174f1" officeooo:paragraph-rsid="0013d2a7" style:font-weight-asian="bold" style:font-weight-complex="bold"/>
    </style:style>
    <style:style style:name="P10" style:family="paragraph" style:parent-style-name="Table_20_Contents">
      <style:text-properties fo:font-weight="bold" officeooo:rsid="0013d2a7" officeooo:paragraph-rsid="0013d2a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paragraph-rsid="0007808a"/>
    </style:style>
    <style:style style:name="P12" style:family="paragraph" style:parent-style-name="Table_20_Contents">
      <style:text-properties fo:font-weight="normal" officeooo:rsid="0007808a" officeooo:paragraph-rsid="00109a89" style:font-weight-asian="normal" style:font-weight-complex="normal"/>
    </style:style>
    <style:style style:name="P13" style:family="paragraph" style:parent-style-name="Table_20_Contents">
      <style:text-properties fo:font-weight="normal" officeooo:rsid="0013d2a7" officeooo:paragraph-rsid="0013d2a7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05eca1" officeooo:paragraph-rsid="00109a89" style:font-weight-asian="bold" style:font-weight-complex="bold"/>
    </style:style>
    <style:style style:name="P15" style:family="paragraph" style:parent-style-name="Table_20_Contents">
      <style:text-properties fo:font-weight="normal" officeooo:rsid="0013d2a7" officeooo:paragraph-rsid="0013d2a7" style:font-weight-asian="normal" style:font-weight-complex="normal"/>
    </style:style>
    <style:style style:name="P16" style:family="paragraph" style:parent-style-name="Table_20_Contents" style:list-style-name="L1">
      <style:text-properties fo:font-weight="normal" officeooo:rsid="0013d2a7" officeooo:paragraph-rsid="0013d2a7" style:font-weight-asian="normal" style:font-weight-complex="normal"/>
    </style:style>
    <style:style style:name="P17" style:family="paragraph" style:parent-style-name="Table_20_Contents" style:list-style-name="L2">
      <style:text-properties fo:font-weight="normal" officeooo:rsid="0013d2a7" officeooo:paragraph-rsid="0013d2a7" style:font-weight-asian="normal" style:font-weight-complex="normal"/>
    </style:style>
    <style:style style:name="P18" style:family="paragraph" style:parent-style-name="Table_20_Contents" style:list-style-name="L1">
      <style:text-properties fo:font-weight="normal" officeooo:rsid="001174f1" officeooo:paragraph-rsid="001174f1" style:font-weight-asian="normal" style:font-weight-complex="normal"/>
    </style:style>
    <style:style style:name="T1" style:family="text">
      <style:text-properties officeooo:rsid="000a965f"/>
    </style:style>
    <style:style style:name="T2" style:family="text">
      <style:text-properties fo:font-weight="bold" officeooo:rsid="0007808a" style:font-weight-asian="bold" style:font-weight-complex="bold"/>
    </style:style>
    <style:style style:name="T3" style:family="text">
      <style:text-properties fo:font-weight="bold" officeooo:rsid="0005eca1" style:font-weight-asian="bold" style:font-weight-complex="bold"/>
    </style:style>
    <style:style style:name="T4" style:family="text">
      <style:text-properties fo:font-weight="bold" officeooo:rsid="0013d2a7" style:font-weight-asian="bold" style:font-weight-complex="bold"/>
    </style:style>
    <style:style style:name="T5" style:family="text">
      <style:text-properties officeooo:rsid="0013d2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<text:span text:style-name="T1">2</text:span>5-<text:span text:style-name="T5">0</text:span>8-2015 </text:p>
            <text:p text:style-name="P5"><text:s text:c="2"/></text:p>
            <text:p text:style-name="P5">Yesterday</text:p>
          </table:table-cell>
          <table:table-cell table:style-name="Table1.C1" office:value-type="string">
            <text:p text:style-name="P11"><text:span text:style-name="T2">2</text:span><text:span text:style-name="T4">6</text:span><text:span text:style-name="T3">-08-2015 <text:s text:c="5"/></text:span></text:p>
            <text:p text:style-name="P4"/>
            <text:p text:style-name="P4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7"/>
            <text:p text:style-name="P12"/>
            <text:p text:style-name="P10">Codecadmey :</text:p>
            <text:p text:style-name="P10"/>
            <text:p text:style-name="P13">80 % Complete Javascript.</text:p>
            <text:p text:style-name="P13"/>
            <text:p text:style-name="P13"/>
            <text:p text:style-name="P13"/>
            <text:p text:style-name="P10">Basic Flow :</text:p>
            <text:p text:style-name="P13"/>
            <text:p text:style-name="P13">Routers-&gt; Controller-&gt; View </text:p>
            <text:p text:style-name="P13"/>
            <text:p text:style-name="P13"/>
            <text:p text:style-name="P10">Basic View </text:p>
            <text:p text:style-name="P10">Basic Routers.</text:p>
          </table:table-cell>
          <table:table-cell table:style-name="Table1.C2" office:value-type="string">
            <text:p text:style-name="Table_20_Contents"/>
            <text:p text:style-name="P6"/>
            <text:p text:style-name="P9">Homestead </text:p>
            <text:p text:style-name="P9"/>
            <text:p text:style-name="P13">Understand And Intall And Work On It</text:p>
            <text:p text:style-name="P8"/>
            <text:p text:style-name="P8"/>
            <text:p text:style-name="P8">Controllers :</text:p>
            <text:list xml:id="list2205612308984545504" text:style-name="L1">
              <text:list-item>
                <text:p text:style-name="P18">Create Controller And Add Functions</text:p>
              </text:list-item>
              <text:list-item>
                <text:p text:style-name="P16">Artisan Commands</text:p>
              </text:list-item>
            </text:list>
            <text:p text:style-name="P10"/>
            <text:p text:style-name="P8">Views : </text:p>
            <text:list xml:id="list3243333445904882663" text:style-name="L2">
              <text:list-item>
                <text:p text:style-name="P17">Passing Data To View</text:p>
              </text:list-item>
              <text:list-item>
                <text:p text:style-name="P17">Master View</text:p>
              </text:list-item>
              <text:list-item>
                <text:p text:style-name="P17">Blade View</text:p>
              </text:list-item>
              <text:list-item>
                <text:p text:style-name="P17"/>
              </text:list-item>
            </text:list>
            <text:p text:style-name="P10">Configuration Of Database</text:p>
            <text:p text:style-name="P10">Environment Variables</text:p>
            <text:p text:style-name="P10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7T18:18:51.474082271</dc:date>
    <meta:editing-duration>PT21M24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1" meta:paragraph-count="25" meta:word-count="61" meta:character-count="371" meta:non-whitespace-character-count="326"/>
  </office:meta>
</office:document-meta>
</file>